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_20_Body_20_">
      <style:text-properties style:font-name="Times New Roman1"/>
    </style:style>
    <style:style style:name="P2" style:family="paragraph" style:parent-style-name="Urban_20_Body_20_">
      <style:text-properties style:font-name="Arial" fo:font-size="11pt" style:font-size-asian="11pt" style:font-name-complex="Arial" style:font-size-complex="11pt"/>
    </style:style>
    <style:style style:name="P3" style:family="paragraph" style:parent-style-name="Urban_20_Title_20_2">
      <style:text-properties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style:text-underline-style="solid" style:text-underline-width="auto" style:text-underline-color="font-color" fo:font-weight="bold" style:font-weight-asian="bold" style:font-name-complex="Arial"/>
    </style:style>
    <style:style style:name="T6" style:family="text">
      <style:text-properties fo:font-weight="bold" style:font-weight-asian="bold" style:font-name-complex="Arial"/>
    </style:style>
    <style:style style:name="T7" style:family="text">
      <style:text-properties style:font-name-complex="Arial"/>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_20_Body_20_"><draw:frame draw:style-name="fr1" draw:name="Frame1" text:anchor-type="paragraph" svg:x="-0.011cm" svg:y="-0.011cm" svg:width="7.13cm" svg:height="5.23cm" draw:z-index="0"><draw:text-box><text:p text:style-name="Urban_20_Body_20_"><office:annotation><dc:creator>sde </dc:creator><dc:date>2011-07-26T10:00:42</dc:date><text:p text:style-name="P6"><text:span text:style-name="T13">do text</text:span></text:p><text:p text:style-name="P6"><text:span text:style-name="T13">from document(at=header, format='odt')</text:span></text:p></office:annotation>Import depuis header.odt</text:p></draw:text-box></draw:frame></text:p>
      <text:p text:style-name="Urban_20_Body_20_"/>
      <text:p text:style-name="Urban_20_Body_20_"/>
      <text:p text:style-name="Urban_20_Body_20_"/>
      <text:p text:style-name="Urban_20_Body_20_"><draw:frame draw:style-name="fr1" draw:name="Cadre1" text:anchor-type="paragraph" svg:x="7.796cm" svg:y="0.051cm" svg:width="9.04cm" svg:height="3.15cm" draw:z-index="1"><draw:text-box><text:p text:style-name="Frame_20_contents"><office:annotation><dc:creator>Gauthier Bastien</dc:creator><dc:date>2011-02-16T14:49:10</dc:date><text:p text:style-name="P5"><text:span text:style-name="T12">do text if not len(self.getApplicants()) &gt; 1</text:span></text:p><text:p text:style-name="P5"><text:span text:style-name="T12">from xhtml(applicantobj.getSignaletic(withaddress=True,linebyline=True))</text:span></text:p></office:annotation><text:span text:style-name="T2">Titre Nom Prénom<text:line-break/>Adresse ligne1<text:line-break/>Adresse ligne2</text:span></text:p><text:p text:style-name="Frame_20_contents"><text:span text:style-name="T2"><office:annotation><dc:creator>Gauthier Bastien</dc:creator><dc:date>2011-02-17T09:18:17</dc:date><text:p text:style-name="P5"><text:span text:style-name="T12">do text if </text:span><text:span text:style-name="T9">len(self.getApplicants()) &gt; 1</text:span></text:p></office:annotation></text:span><text:span text:style-name="T2">&lt;%Titre%&gt; &lt;%Nom%&gt; &lt;%Prenom%&gt;<text:line-break/>&lt;%AdresseLigne1%&gt;<text:line-break/>&lt;%AdresseLigne2%&gt;</text:span></text:p><text:p text:style-name="Standard"/><text:p text:style-name="Standard"/><text:p text:style-name="Standard"/><text:p text:style-name="P4"><text:span text:style-name="T2"><office:annotation><dc:creator>Gauthier Bastien</dc:creator><dc:date>2011-02-17T09:18:17</dc:date><text:p text:style-name="P5"><text:span text:style-name="T12">do text if </text:span><text:span text:style-name="T9">len(self.getApplicants()) &gt; 1</text:span></text:p></office:annotation></text:span><text:span text:style-name="T2"><text:text-input text:description="Plusieurs demandeurs">self.getMultipleApplicants()</text:text-input></text:span></text:p></draw:text-box></draw:frame></text:p>
      <text:p text:style-name="Urban_20_Body_20_"/>
      <text:p text:style-name="Urban_20_Body_20_"/>
      <text:p text:style-name="Urban_20_Body_20_"/>
      <text:p text:style-name="Urban_20_Body_20_"/>
      <text:p text:style-name="Urban_20_Body_20_"/>
      <text:h text:style-name="Urban_20_Title" text:outline-level="1"/>
      <text:h text:style-name="Urban_20_Title" text:outline-level="1"/>
      <text:h text:style-name="Urban_20_Title" text:outline-level="1"/>
      <text:h text:style-name="Urban_20_Title" text:outline-level="1">Rappel : indication d'implantation</text:h>
      <text:h text:style-name="Urban_20_Title" text:outline-level="1"/>
      <text:h text:style-name="Urban_20_Title_20_2" text:outline-level="2"><text:span text:style-name="T4"><office:annotation><dc:creator>sde </dc:creator><dc:date>2011-07-27T10:02:17</dc:date><text:p text:style-name="P5"><text:span text:style-name="T8">do title</text:span></text:p><text:p text:style-name="P5"><text:span text:style-name="T9">from document(at=reference, format='odt')</text:span></text:p></office:annotation></text:span>Import depuis reference.odt</text:h>
      <text:p text:style-name="P2"/>
      <text:h text:style-name="P3" text:outline-level="2"><office:annotation><dc:creator>Gauthier Bastien</dc:creator><dc:date>2011-02-16T16:12:24</dc:date><text:p text:style-name="P5"><text:span text:style-name="T11">do title if len(self.getApplicants()) &gt; 1</text:span></text:p></office:annotation>Demandeurs : <text:text-input text:description="Demandeurs">self.getApplicantsSignaletic()</text:text-input></text:h>
      <text:h text:style-name="P3" text:outline-level="2"><office:annotation><dc:creator>Gauthier Bastien</dc:creator><dc:date>2011-02-16T16:13:21</dc:date><text:p text:style-name="P5"><text:span text:style-name="T10">do title if not len(self.getApplicants()) &gt; 1</text:span></text:p></office:annotation>Demandeur : <text:text-input text:description="Demandeurs">self.getApplicantsSignaletic()</text:text-input></text:h>
      <text:h text:style-name="P3" text:outline-level="2">Objet : <text:text-input text:description="Objet des travaux">self.getLicenceSubject()</text:text-input></text:h>
      <text:h text:style-name="P3" text:outline-level="2">Situation : <text:text-input text:description="Situation des travaux">self.getWorkLocationSignaletic()</text:text-input></text:h>
      <text:h text:style-name="Urban_20_Title_20_2" text:outline-level="2"><text:span text:style-name="T7">Référence cadastrale : </text:span><text:span text:style-name="T7"><text:text-input text:description="Bien-Parcelles">self.getPortionOutsText()</text:text-input></text:span></text:h>
      <text:p text:style-name="Urban_20_Body_20_"/>
      <text:p text:style-name="Urban_20_Body_20_"><office:annotation><dc:creator>Gauthier Bastien</dc:creator><dc:date>2011-02-21T09:23:46</dc:date><text:p text:style-name="P5"><text:span text:style-name="T9">do text if not len(self.getApplicants()) &gt; 1</text:span></text:p></office:annotation><text:text-input text:description="Titre du demandeur">applicantobj.getPersonTitleValue()</text:text-input>,</text:p>
      <text:p text:style-name="Urban_20_Body_20_"><office:annotation><dc:creator>Gauthier Bastien</dc:creator><dc:date>2011-02-21T09:23:46</dc:date><text:p text:style-name="P5"><text:span text:style-name="T9">do text if len(self.getApplicants()) &gt; 1</text:span></text:p></office:annotation><text:span text:style-name="T1">&lt;%Titre%&gt;</text:span>,</text:p>
      <text:p text:style-name="Urban_20_Body_20_"/>
      <text:p text:style-name="P1">Vous nous avez fait part de votre intention de débuter les travaux relatifs à l’objet repris ci-dessus pour lesquels vous avez obtenu un permis.</text:p>
      <text:p text:style-name="P1"/>
      <text:p text:style-name="P1">La vérification de la bonne implantation de votre construction, en particulier du respect de celle-ci par rapport aux plans approuvés est une compétence de notre Collège communal.</text:p>
      <text:p text:style-name="P1"><text:span text:style-name="T7">L’article 137 du CWATUPE précise en effet que « </text:span><text:span text:style-name="T5">les travaux de constructions nouvelles ou d’extension des constructions existantes ne peuvent débuter qu’après la réception du procès-verbal de l’indication de l’implantation</text:span><text:span text:style-name="T7"> constatant le respect de l’implantation prévue au permis, dressé par les soins du Collège communal ».</text:span></text:p>
      <text:p text:style-name="P1"/>
      <text:p text:style-name="P1">Pour ce faire, le demandeur doit solliciter la commune pour procéder à l’indication de l’implantation 30 jours calendrier avant le démarrage de son chantier. </text:p>
      <text:p text:style-name="P1"/>
      <text:p text:style-name="P1">A cet effet et conformément à la procédure fixée en séance du 20/07/2005, il s’adressera à un géomètre agréé par le Collège communal.</text:p>
      <text:p text:style-name="P1"/>
      <text:p text:style-name="P1">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1"/>
      <text:p text:style-name="P1">Le procès-verbal de l’indication de l’implantation constatant le respect de l’implantation prévue au <text:soft-page-break/>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1"/>
      <text:p text:style-name="P1">L’indication de l’implantation devra être respectée lors de l’érection des bâtiments et ouvrages.</text:p>
      <text:p text:style-name="P1"/>
      <text:p text:style-name="P1">En cas de non respect de cette prescription, <text:s/>nous nous permettons d’attirer votre attention que conformément à l’article 154 4° du CWATUPE des sanctions peuvent être appliquées à savoir :</text:p>
      <text:p text:style-name="P1">« Sont punis d’un emprisonnement de huit jours à trois mois et d’une amende de</text:p>
      <text:p text:style-name="P1">550 € à 1.650.000 € ou d’une de ces peines seulement ceux qui :</text:p>
      <text:p text:style-name="P1">(…) 4° enfreignent de quelque manière que ce soit les prescriptions des plans de secteur ou</text:p>
      <text:p text:style-name="P1"><text:span text:style-name="T7">communaux d’aménagement, </text:span><text:span text:style-name="T6">des permis d’urbanisme</text:span><text:span text:style-name="T7"> (des permis de lotir ou des permis</text:span></text:p>
      <text:p text:style-name="P1">d’urbanisation – Décret du 30 avril 2009, art. 89, 3°) et des règlements d’urbanisme ou réalisent une publicité non conforme aux dispositions déterminées en exécution de l’art. 4 » (…)</text:p>
      <text:p text:style-name="P1"/>
      <text:p text:style-name="P1">Merci de ne pas tenir compte du présent courrier si vous avez procédé récemment à la vérification de l’implantation par un géomètre agréé.</text:p>
      <text:p text:style-name="Urban_20_Body_20_"/>
      <text:p text:style-name="Urban_20_Body_20_"><office:annotation><dc:creator>Gauthier Bastien</dc:creator><dc:date>2011-02-21T09:23:46</dc:date><text:p text:style-name="P5"><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Urban_20_Body_20_"><office:annotation><dc:creator>Gauthier Bastien</dc:creator><dc:date>2011-02-21T09:23:46</dc:date><text:p text:style-name="P5"><text:span text:style-name="T9">do text if len(self.getApplicants()) &gt; 1</text:span></text:p></office:annotation>Demeurant à votre disposition, nous vous prions d'agréer, <text:span text:style-name="T1">&lt;%Titre%&gt;</text:span>, nos salutations distinguées.</text:p>
      <text:p text:style-name="Urban_20_Body_20_"/>
      <text:p text:style-name="Urban_20_Body_20_"/>
      <text:p text:style-name="Urban_20_Body_20_"><text:span text:style-name="T3"><office:annotation><dc:creator>sde </dc:creator><dc:date>2011-07-27T10:02:32</dc:date><text:p text:style-name="P5"><text:span text:style-name="T8">do text</text:span></text:p><text:p text:style-name="P5"><text:span text:style-name="T9">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_20_Title" style:display-name="Urban Title" style:family="paragraph" style:parent-style-name="Standard" style:default-outline-level="1"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_20_Body_20_" style:display-name="Urban Body " style:family="paragraph" style:parent-style-name="Urban_20_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_20_Title_20_2" style:display-name="Urban Title 2" style:family="paragraph" style:parent-style-name="Urban_20_Body_20_" style:default-outline-level="2">
      <style:text-properties fo:font-weight="bold"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Références" style:family="paragraph" style:parent-style-name="Standard">
      <style:paragraph-properties style:text-autospace="ideograph-alpha"/>
      <style:text-properties style:font-name="Arial" fo:language="zxx" fo:country="none" style:language-asian="zxx" style:country-asian="none" style:font-name-complex="Arial"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Urban_20_Body_20_"><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4:55:10</dc:date>
    <dc:creator>sde </dc:creator>
    <meta:editing-duration>PT7H8M11S</meta:editing-duration>
    <meta:editing-cycles>35</meta:editing-cycles>
    <meta:generator>LibreOffice/3.3$Unix LibreOffice_project/330m19$Build-202</meta:generator>
    <meta:document-statistic meta:table-count="0" meta:image-count="0" meta:object-count="0" meta:page-count="2" meta:paragraph-count="32" meta:word-count="510" meta:character-count="3565"/>
  </office:meta>
</office:document-meta>
</file>